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5.709cm" fo:margin-left="0cm" table:align="left" style:may-break-between-rows="true" table:border-model="collapsing"/>
    </style:style>
    <style:style style:name="Таблица2.A" style:family="table-column">
      <style:table-column-properties style:column-width="1.381cm"/>
    </style:style>
    <style:style style:name="Таблица2.B" style:family="table-column">
      <style:table-column-properties style:column-width="1.607cm"/>
    </style:style>
    <style:style style:name="Таблица2.C" style:family="table-column">
      <style:table-column-properties style:column-width="1.815cm"/>
    </style:style>
    <style:style style:name="Таблица2.D" style:family="table-column">
      <style:table-column-properties style:column-width="5.295cm"/>
    </style:style>
    <style:style style:name="Таблица2.E" style:family="table-column">
      <style:table-column-properties style:column-width="5.189cm"/>
    </style:style>
    <style:style style:name="Таблица2.F" style:family="table-column">
      <style:table-column-properties style:column-width="10.421cm"/>
    </style:style>
    <style:style style:name="Таблица2.1" style:family="table-row">
      <style:table-row-properties style:min-row-height="0.002cm" fo:keep-together="auto"/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2.2" style:family="table-row">
      <style:table-row-properties style:min-row-height="0.002cm"/>
    </style:style>
    <style:style style:name="Таблица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" style:family="table">
      <style:table-properties style:width="25.7cm" table:align="margins" style:may-break-between-rows="true" table:border-model="collapsing"/>
    </style:style>
    <style:style style:name="id-5.A" style:family="table-column">
      <style:table-column-properties style:column-width="1.383cm" style:rel-column-width="3526*"/>
    </style:style>
    <style:style style:name="id-5.B" style:family="table-column">
      <style:table-column-properties style:column-width="1.607cm" style:rel-column-width="4097*"/>
    </style:style>
    <style:style style:name="id-5.C" style:family="table-column">
      <style:table-column-properties style:column-width="1.815cm" style:rel-column-width="4628*"/>
    </style:style>
    <style:style style:name="id-5.D" style:family="table-column">
      <style:table-column-properties style:column-width="5.584cm" style:rel-column-width="14240*"/>
    </style:style>
    <style:style style:name="id-5.E" style:family="table-column">
      <style:table-column-properties style:column-width="4.9cm" style:rel-column-width="12495*"/>
    </style:style>
    <style:style style:name="id-5.F" style:family="table-column">
      <style:table-column-properties style:column-width="10.41cm" style:rel-column-width="26549*"/>
    </style:style>
    <style:style style:name="id-5.1" style:family="table-row">
      <style:table-row-properties style:min-row-height="0.002cm" fo:keep-together="auto"/>
    </style:style>
    <style:style style:name="id-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d-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id-5.2" style:family="table-row">
      <style:table-row-properties style:min-row-height="0.002cm"/>
    </style:style>
    <style:style style:name="id-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d-5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.4" style:family="table-row">
      <style:table-row-properties style:min-row-height="0.002cm"/>
    </style:style>
    <style:style style:name="id-5.13" style:family="table-row">
      <style:table-row-properties style:min-row-height="0.002cm"/>
    </style:style>
    <style:style style:name="Таблица1" style:family="table">
      <style:table-properties style:width="25.7cm" table:align="margins" style:may-break-between-rows="true" table:border-model="collapsing"/>
    </style:style>
    <style:style style:name="Таблица1.A" style:family="table-column">
      <style:table-column-properties style:column-width="1.383cm" style:rel-column-width="3526*"/>
    </style:style>
    <style:style style:name="Таблица1.B" style:family="table-column">
      <style:table-column-properties style:column-width="1.607cm" style:rel-column-width="4097*"/>
    </style:style>
    <style:style style:name="Таблица1.C" style:family="table-column">
      <style:table-column-properties style:column-width="1.815cm" style:rel-column-width="4628*"/>
    </style:style>
    <style:style style:name="Таблица1.D" style:family="table-column">
      <style:table-column-properties style:column-width="5.584cm" style:rel-column-width="14240*"/>
    </style:style>
    <style:style style:name="Таблица1.E" style:family="table-column">
      <style:table-column-properties style:column-width="4.9cm" style:rel-column-width="12495*"/>
    </style:style>
    <style:style style:name="Таблица1.F" style:family="table-column">
      <style:table-column-properties style:column-width="10.41cm" style:rel-column-width="26549*"/>
    </style:style>
    <style:style style:name="Таблица1.1" style:family="table-row">
      <style:table-row-properties style:min-row-height="0.002cm" fo:keep-together="auto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0.002cm"/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2" style:family="paragraph" style:parent-style-name="Standard">
      <style:text-properties style:use-window-font-color="true" loext:opacity="0%" style:font-name="Liberation Serif" fo:language="ru" fo:country="RU" officeooo:rsid="00169811" officeooo:paragraph-rsid="0017b907"/>
    </style:style>
    <style:style style:name="P3" style:family="paragraph" style:parent-style-name="Standard">
      <style:text-properties style:use-window-font-color="true" loext:opacity="0%" style:font-name="Liberation Serif" fo:language="ru" fo:country="RU" officeooo:rsid="00169811" officeooo:paragraph-rsid="001d7e58"/>
    </style:style>
    <style:style style:name="P4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5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6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7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8" style:family="paragraph" style:parent-style-name="Standard">
      <style:text-properties style:use-window-font-color="true" loext:opacity="0%" style:font-name="Liberation Serif" fo:language="ru" fo:country="RU" officeooo:rsid="000601ee" officeooo:paragraph-rsid="001a9727"/>
    </style:style>
    <style:style style:name="P9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059092" officeooo:paragraph-rsid="000601ee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059092" officeooo:paragraph-rsid="0028c6bf"/>
    </style:style>
    <style:style style:name="P13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14" style:family="paragraph" style:parent-style-name="Standard">
      <style:text-properties style:use-window-font-color="true" loext:opacity="0%" style:font-name="Liberation Serif" fo:language="ru" fo:country="RU" officeooo:rsid="00059092" officeooo:paragraph-rsid="006f60ff"/>
    </style:style>
    <style:style style:name="P15" style:family="paragraph" style:parent-style-name="Standard">
      <style:text-properties style:use-window-font-color="true" loext:opacity="0%" style:font-name="Liberation Serif" fo:language="ru" fo:country="RU" officeooo:rsid="00059092" officeooo:paragraph-rsid="007cf401"/>
    </style:style>
    <style:style style:name="P16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17" style:family="paragraph" style:parent-style-name="Standard">
      <style:text-properties style:use-window-font-color="true" loext:opacity="0%" style:font-name="Liberation Serif" fo:language="ru" fo:country="RU" officeooo:paragraph-rsid="0028c6bf"/>
    </style:style>
    <style:style style:name="P18" style:family="paragraph" style:parent-style-name="Standard">
      <style:text-properties style:use-window-font-color="true" loext:opacity="0%" style:font-name="Liberation Serif" fo:language="ru" fo:country="RU" officeooo:paragraph-rsid="002c39df"/>
    </style:style>
    <style:style style:name="P19" style:family="paragraph" style:parent-style-name="Standard">
      <style:text-properties style:use-window-font-color="true" loext:opacity="0%" style:font-name="Liberation Serif" fo:language="ru" fo:country="RU" officeooo:paragraph-rsid="003992e0"/>
    </style:style>
    <style:style style:name="P20" style:family="paragraph" style:parent-style-name="Text_20_body">
      <style:text-properties style:use-window-font-color="true" loext:opacity="0%" style:font-name="Liberation Serif" fo:language="ru" fo:country="RU"/>
    </style:style>
    <style:style style:name="P21" style:family="paragraph" style:parent-style-name="Standard">
      <style:text-properties style:use-window-font-color="true" loext:opacity="0%" style:font-name="Liberation Serif" fo:language="ru" fo:country="RU" officeooo:paragraph-rsid="006f60ff"/>
    </style:style>
    <style:style style:name="P22" style:family="paragraph" style:parent-style-name="Standard">
      <style:text-properties style:use-window-font-color="true" loext:opacity="0%" fo:language="ru" fo:country="RU" officeooo:rsid="000601ee" officeooo:paragraph-rsid="001a07b1"/>
    </style:style>
    <style:style style:name="P23" style:family="paragraph" style:parent-style-name="Standard">
      <style:text-properties style:use-window-font-color="true" loext:opacity="0%" fo:language="ru" fo:country="RU" officeooo:paragraph-rsid="00327f4a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3eb6f8"/>
    </style:style>
    <style:style style:name="P26" style:family="paragraph" style:parent-style-name="Standard">
      <style:text-properties fo:language="ru" fo:country="RU" officeooo:paragraph-rsid="00327f4a"/>
    </style:style>
    <style:style style:name="P27" style:family="paragraph" style:parent-style-name="Standard">
      <style:text-properties fo:language="ru" fo:country="RU" officeooo:paragraph-rsid="001a9727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language="ru" fo:country="RU" style:font-size-asian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fo:language="ru" fo:country="RU" style:font-size-asian="10pt"/>
    </style:style>
    <style:style style:name="P30" style:family="paragraph" style:parent-style-name="Standard">
      <style:text-properties fo:color="#000000" loext:opacity="100%" style:font-name="Monospace" fo:font-size="10pt" fo:language="ru" fo:country="RU" style:font-size-asian="10pt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4ff5d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646d1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1119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b83e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0dba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0861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82b4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f60f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6ef26" officeooo:paragraph-rsid="0066ef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6f60f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71119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b83e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5382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51c21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11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409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b8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b8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60b18" officeooo:paragraph-rsid="00560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53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545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711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a4109" officeooo:paragraph-rsid="008a4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7f05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808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e6f0d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cf401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678bc" officeooo:paragraph-rsid="009678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4ff5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6f60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4e69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6f60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0" style:family="paragraph" style:parent-style-name="Text_20_body">
      <style:text-properties officeooo:paragraph-rsid="005eb27c"/>
    </style:style>
    <style:style style:name="P91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9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a6ed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94" style:family="paragraph" style:parent-style-name="Heading_20_1" style:list-style-name="">
      <style:text-properties style:use-window-font-color="true" loext:opacity="0%" style:font-name="Liberation Serif" fo:language="ru" fo:country="RU" officeooo:paragraph-rsid="0007a998"/>
    </style:style>
    <style:style style:name="P95" style:family="paragraph" style:parent-style-name="Heading_20_1" style:list-style-name="">
      <style:text-properties style:use-window-font-color="true" loext:opacity="0%" style:font-name="Liberation Serif" fo:language="ru" fo:country="RU" officeooo:paragraph-rsid="000a45c5"/>
    </style:style>
    <style:style style:name="P96" style:family="paragraph" style:parent-style-name="Heading_20_1" style:list-style-name="">
      <style:text-properties style:use-window-font-color="true" loext:opacity="0%" style:font-name="Liberation Serif" fo:language="ru" fo:country="RU" officeooo:paragraph-rsid="001e62fd"/>
    </style:style>
    <style:style style:name="P97" style:family="paragraph" style:parent-style-name="Heading_20_1" style:list-style-name="">
      <style:text-properties style:use-window-font-color="true" loext:opacity="0%" style:font-name="Liberation Serif" fo:language="ru" fo:country="RU" officeooo:paragraph-rsid="0028c6bf"/>
    </style:style>
    <style:style style:name="P98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rsid="005eb27c" officeooo:paragraph-rsid="005eb27c"/>
    </style:style>
    <style:style style:name="P99" style:family="paragraph" style:parent-style-name="Heading_20_1">
      <style:paragraph-properties fo:break-before="page"/>
      <style:text-properties style:use-window-font-color="true" loext:opacity="0%" style:font-name="Liberation Serif" fo:language="ru" fo:country="RU"/>
    </style:style>
    <style:style style:name="P100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101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7a998"/>
    </style:style>
    <style:style style:name="P102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a45c5"/>
    </style:style>
    <style:style style:name="P103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1e62fd"/>
    </style:style>
    <style:style style:name="P104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28c6bf"/>
    </style:style>
    <style:style style:name="P105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6f60ff"/>
    </style:style>
    <style:style style:name="P106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66ef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601ee"/>
    </style:style>
    <style:style style:name="T2" style:family="text">
      <style:text-properties style:font-name="Liberation Serif" officeooo:rsid="00059092"/>
    </style:style>
    <style:style style:name="T3" style:family="text">
      <style:text-properties style:font-name="Liberation Serif" officeooo:rsid="00055976"/>
    </style:style>
    <style:style style:name="T4" style:family="text">
      <style:text-properties style:font-name="Liberation Serif" officeooo:rsid="000601ee"/>
    </style:style>
    <style:style style:name="T5" style:family="text">
      <style:text-properties style:font-name="Liberation Serif" officeooo:rsid="0016c23c"/>
    </style:style>
    <style:style style:name="T6" style:family="text">
      <style:text-properties style:use-window-font-color="true" loext:opacity="0%" style:font-name="Liberation Serif" officeooo:rsid="00059092"/>
    </style:style>
    <style:style style:name="T7" style:family="text">
      <style:text-properties style:use-window-font-color="true" loext:opacity="0%" style:font-name="Liberation Serif" officeooo:rsid="00055976"/>
    </style:style>
    <style:style style:name="T8" style:family="text">
      <style:text-properties style:use-window-font-color="true" loext:opacity="0%" style:font-name="Liberation Serif" officeooo:rsid="000601ee"/>
    </style:style>
    <style:style style:name="T9" style:family="text">
      <style:text-properties style:use-window-font-color="true" loext:opacity="0%" style:font-name="Liberation Serif" officeooo:rsid="0016c23c"/>
    </style:style>
    <style:style style:name="T10" style:family="text">
      <style:text-properties style:use-window-font-color="true" loext:opacity="0%" style:font-name="Liberation Serif" officeooo:rsid="0017b907"/>
    </style:style>
    <style:style style:name="T11" style:family="text">
      <style:text-properties style:use-window-font-color="true" loext:opacity="0%" style:font-name="Liberation Serif" officeooo:rsid="001a07b1"/>
    </style:style>
    <style:style style:name="T12" style:family="text">
      <style:text-properties style:use-window-font-color="true" loext:opacity="0%" style:font-name="Liberation Serif" officeooo:rsid="001a9727"/>
    </style:style>
    <style:style style:name="T13" style:family="text">
      <style:text-properties style:use-window-font-color="true" loext:opacity="0%" officeooo:rsid="00055976"/>
    </style:style>
    <style:style style:name="T14" style:family="text">
      <style:text-properties style:use-window-font-color="true" loext:opacity="0%" officeooo:rsid="000601ee"/>
    </style:style>
    <style:style style:name="T15" style:family="text">
      <style:text-properties style:use-window-font-color="true" loext:opacity="0%" officeooo:rsid="001a9727"/>
    </style:style>
    <style:style style:name="T16" style:family="text">
      <style:text-properties style:use-window-font-color="true" loext:opacity="0%" officeooo:rsid="0059e752"/>
    </style:style>
    <style:style style:name="T17" style:family="text">
      <style:text-properties style:use-window-font-color="true" loext:opacity="0%" officeooo:rsid="005a1f36"/>
    </style:style>
    <style:style style:name="T18" style:family="text">
      <style:text-properties style:use-window-font-color="true" loext:opacity="0%" officeooo:rsid="005d4256"/>
    </style:style>
    <style:style style:name="T19" style:family="text">
      <style:text-properties style:use-window-font-color="true" loext:opacity="0%" officeooo:rsid="0067fdfc"/>
    </style:style>
    <style:style style:name="T20" style:family="text">
      <style:text-properties style:use-window-font-color="true" loext:opacity="0%" fo:font-weight="bold" officeooo:rsid="0059e752" style:font-weight-asian="bold" style:font-weight-complex="bold"/>
    </style:style>
    <style:style style:name="T21" style:family="text">
      <style:text-properties style:use-window-font-color="true" loext:opacity="0%" officeooo:rsid="00825010"/>
    </style:style>
    <style:style style:name="T22" style:family="text">
      <style:text-properties style:use-window-font-color="true" loext:opacity="0%" officeooo:rsid="009ee43b"/>
    </style:style>
    <style:style style:name="T23" style:family="text">
      <style:text-properties officeooo:rsid="0007a998"/>
    </style:style>
    <style:style style:name="T24" style:family="text">
      <style:text-properties officeooo:rsid="000a45c5"/>
    </style:style>
    <style:style style:name="T25" style:family="text">
      <style:text-properties officeooo:rsid="0012b31b"/>
    </style:style>
    <style:style style:name="T26" style:family="text">
      <style:text-properties fo:color="#800080" loext:opacity="100%" officeooo:rsid="00055976"/>
    </style:style>
    <style:style style:name="T27" style:family="text">
      <style:text-properties officeooo:rsid="0015d811"/>
    </style:style>
    <style:style style:name="T28" style:family="text">
      <style:text-properties officeooo:rsid="00169811"/>
    </style:style>
    <style:style style:name="T29" style:family="text">
      <style:text-properties officeooo:rsid="0016c23c"/>
    </style:style>
    <style:style style:name="T30" style:family="text">
      <style:text-properties officeooo:rsid="00059092"/>
    </style:style>
    <style:style style:name="T31" style:family="text">
      <style:text-properties officeooo:rsid="00055976"/>
    </style:style>
    <style:style style:name="T32" style:family="text">
      <style:text-properties officeooo:rsid="0017b907"/>
    </style:style>
    <style:style style:name="T33" style:family="text">
      <style:text-properties officeooo:rsid="0019961a"/>
    </style:style>
    <style:style style:name="T34" style:family="text">
      <style:text-properties officeooo:rsid="001a07b1"/>
    </style:style>
    <style:style style:name="T35" style:family="text">
      <style:text-properties officeooo:rsid="001a9727"/>
    </style:style>
    <style:style style:name="T36" style:family="text">
      <style:text-properties loext:padding="0cm" loext:border="none"/>
    </style:style>
    <style:style style:name="T37" style:family="text">
      <style:text-properties officeooo:rsid="001bc908"/>
    </style:style>
    <style:style style:name="T38" style:family="text">
      <style:text-properties officeooo:rsid="001d7e58"/>
    </style:style>
    <style:style style:name="T39" style:family="text">
      <style:text-properties officeooo:rsid="001e1b16"/>
    </style:style>
    <style:style style:name="T40" style:family="text">
      <style:text-properties officeooo:rsid="001e62fd"/>
    </style:style>
    <style:style style:name="T41" style:family="text">
      <style:text-properties officeooo:rsid="0020942c"/>
    </style:style>
    <style:style style:name="T42" style:family="text">
      <style:text-properties officeooo:rsid="00227c0b"/>
    </style:style>
    <style:style style:name="T43" style:family="text">
      <style:text-properties officeooo:rsid="002756a6"/>
    </style:style>
    <style:style style:name="T44" style:family="text">
      <style:text-properties officeooo:rsid="0028c6bf"/>
    </style:style>
    <style:style style:name="T45" style:family="text">
      <style:text-properties fo:color="#7f0055" loext:opacity="100%" style:font-name="Monospace" fo:font-size="10pt" fo:font-weight="bold" style:font-size-asian="10pt" style:font-weight-asian="bold"/>
    </style:style>
    <style:style style:name="T46" style:family="text">
      <style:text-properties fo:color="#000000" loext:opacity="100%" style:font-name="Monospace" fo:font-size="10pt" style:font-size-asian="10pt"/>
    </style:style>
    <style:style style:name="T47" style:family="text">
      <style:text-properties fo:color="#000000" loext:opacity="100%" style:font-name="Monospace" fo:font-size="10pt" fo:background-color="transparent" loext:char-shading-value="0" style:font-size-asian="10pt"/>
    </style:style>
    <style:style style:name="T48" style:family="text">
      <style:text-properties fo:color="#0000c0" loext:opacity="100%" style:font-name="Monospace" fo:font-size="10pt" fo:font-style="italic" style:font-size-asian="10pt" style:font-style-asian="italic"/>
    </style:style>
    <style:style style:name="T49" style:family="text">
      <style:text-properties fo:color="#0000c0" loext:opacity="100%" style:font-name="Monospace" fo:font-size="10pt" fo:font-style="italic" officeooo:rsid="00055976" style:font-size-asian="10pt" style:font-style-asian="italic"/>
    </style:style>
    <style:style style:name="T50" style:family="text">
      <style:text-properties fo:color="#0000c0" loext:opacity="100%" style:font-name="Monospace" fo:font-size="10pt" fo:font-style="italic" fo:background-color="transparent" loext:char-shading-value="0" style:font-size-asian="10pt" style:font-style-asian="italic"/>
    </style:style>
    <style:style style:name="T51" style:family="text">
      <style:text-properties fo:color="#0000c0" loext:opacity="100%" style:font-name="Monospace" fo:font-size="10pt" fo:font-style="italic" officeooo:rsid="00055976" fo:background-color="transparent" loext:char-shading-value="0" style:font-size-asian="10pt" style:font-style-asian="italic"/>
    </style:style>
    <style:style style:name="T52" style:family="text">
      <style:text-properties fo:color="#3f7f5f" loext:opacity="100%" style:font-name="Monospace" fo:font-size="10pt" style:font-size-asian="10pt"/>
    </style:style>
    <style:style style:name="T53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54" style:family="text">
      <style:text-properties officeooo:rsid="002fb1b6"/>
    </style:style>
    <style:style style:name="T55" style:family="text">
      <style:text-properties officeooo:rsid="003114dc"/>
    </style:style>
    <style:style style:name="T56" style:family="text">
      <style:text-properties officeooo:rsid="00318ded"/>
    </style:style>
    <style:style style:name="T57" style:family="text">
      <style:text-properties officeooo:rsid="0031b0dd"/>
    </style:style>
    <style:style style:name="T58" style:family="text">
      <style:text-properties officeooo:rsid="003290da"/>
    </style:style>
    <style:style style:name="T59" style:family="text">
      <style:text-properties officeooo:rsid="0040170f"/>
    </style:style>
    <style:style style:name="T60" style:family="text">
      <style:text-properties officeooo:rsid="0047054f"/>
    </style:style>
    <style:style style:name="T61" style:family="text">
      <style:text-properties officeooo:rsid="004a7fef"/>
    </style:style>
    <style:style style:name="T62" style:family="text">
      <style:text-properties officeooo:rsid="004ff5d2"/>
    </style:style>
    <style:style style:name="T63" style:family="text">
      <style:text-properties officeooo:rsid="00535a67"/>
    </style:style>
    <style:style style:name="T64" style:family="text">
      <style:text-properties officeooo:rsid="00538252"/>
    </style:style>
    <style:style style:name="T65" style:family="text">
      <style:text-properties officeooo:rsid="00560b18"/>
    </style:style>
    <style:style style:name="T66" style:family="text">
      <style:text-properties officeooo:rsid="005b713f"/>
    </style:style>
    <style:style style:name="T67" style:family="text">
      <style:text-properties officeooo:rsid="005cc3a5"/>
    </style:style>
    <style:style style:name="T68" style:family="text">
      <style:text-properties officeooo:rsid="005d4256"/>
    </style:style>
    <style:style style:name="T69" style:family="text">
      <style:text-properties officeooo:rsid="0062bfad"/>
    </style:style>
    <style:style style:name="T70" style:family="text">
      <style:text-properties officeooo:rsid="0067e0ea"/>
    </style:style>
    <style:style style:name="T71" style:family="text">
      <style:text-properties officeooo:rsid="00688161"/>
    </style:style>
    <style:style style:name="T72" style:family="text">
      <style:text-properties officeooo:rsid="006b06e8"/>
    </style:style>
    <style:style style:name="T73" style:family="text">
      <style:text-properties officeooo:rsid="006bfcc4"/>
    </style:style>
    <style:style style:name="T74" style:family="text">
      <style:text-properties officeooo:rsid="006f60ff"/>
    </style:style>
    <style:style style:name="T75" style:family="text">
      <style:text-properties officeooo:rsid="00711199"/>
    </style:style>
    <style:style style:name="T76" style:family="text">
      <style:text-properties officeooo:rsid="0072c585"/>
    </style:style>
    <style:style style:name="T77" style:family="text">
      <style:text-properties officeooo:rsid="00740946"/>
    </style:style>
    <style:style style:name="T78" style:family="text">
      <style:text-properties officeooo:rsid="007cf401"/>
    </style:style>
    <style:style style:name="T79" style:family="text">
      <style:text-properties officeooo:rsid="007e6f0d"/>
    </style:style>
    <style:style style:name="T80" style:family="text">
      <style:text-properties officeooo:rsid="007fbe67"/>
    </style:style>
    <style:style style:name="T81" style:family="text">
      <style:text-properties officeooo:rsid="00800124"/>
    </style:style>
    <style:style style:name="T82" style:family="text">
      <style:text-properties officeooo:rsid="00859d48"/>
    </style:style>
    <style:style style:name="T83" style:family="text">
      <style:text-properties officeooo:rsid="0087a783"/>
    </style:style>
    <style:style style:name="T84" style:family="text">
      <style:text-properties officeooo:rsid="008a4109"/>
    </style:style>
    <style:style style:name="T85" style:family="text">
      <style:text-properties officeooo:rsid="008db28b"/>
    </style:style>
    <style:style style:name="T86" style:family="text">
      <style:text-properties officeooo:rsid="009355c2"/>
    </style:style>
    <style:style style:name="T87" style:family="text">
      <style:text-properties officeooo:rsid="0094e3eb"/>
    </style:style>
    <style:style style:name="T88" style:family="text">
      <style:text-properties officeooo:rsid="009b4743"/>
    </style:style>
    <style:style style:name="T89" style:family="text">
      <style:text-properties officeooo:rsid="009ee43b"/>
    </style:style>
    <style:style style:name="T90" style:family="text">
      <style:text-properties officeooo:rsid="00a067af"/>
    </style:style>
    <style:style style:name="T91" style:family="text">
      <style:text-properties officeooo:rsid="00a15906"/>
    </style:style>
    <style:style style:name="T92" style:family="text">
      <style:text-properties officeooo:rsid="00a3b71b"/>
    </style:style>
    <style:style style:name="T93" style:family="text">
      <style:text-properties fo:language="en" fo:country="US" officeooo:rsid="00a6ed1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91"><text:a xlink:type="simple" xlink:href="#__RefHeading___Toc1898_1604946479%20%D0%9A%D0%BE%D0%BF%D0%B8%D1%8F%201" text:style-name="Index_20_Link" text:visited-style-name="Index_20_Link">Типы данных<text:tab/>2</text:a></text:p>
          <text:p text:style-name="P91"><text:a xlink:type="simple" xlink:href="#__RefHeading___Toc1898_1604946479" text:style-name="Index_20_Link" text:visited-style-name="Index_20_Link">ID 1 (Switch)<text:tab/>3</text:a></text:p>
          <text:p text:style-name="P91"><text:a xlink:type="simple" xlink:href="#__RefHeading___Toc1900_1604946479" text:style-name="Index_20_Link" text:visited-style-name="Index_20_Link">ID 2 (Weather station on bme280, DHT22)<text:tab/>4</text:a></text:p>
          <text:p text:style-name="P91"><text:a xlink:type="simple" xlink:href="#__RefHeading___Toc161_3032671417" text:style-name="Index_20_Link" text:visited-style-name="Index_20_Link">ID 3 (File)<text:tab/>5</text:a></text:p>
          <text:p text:style-name="P91"><text:a xlink:type="simple" xlink:href="#__RefHeading___Toc1900_16049464791" text:style-name="Index_20_Link" text:visited-style-name="Index_20_Link">ID 4 (Облачко =))<text:tab/>6</text:a></text:p>
          <text:p text:style-name="P91"><text:a xlink:type="simple" xlink:href="#__RefHeading___Toc1900_1604946479%20%D0%9A%D0%BE%D0%BF%D0%B8%D1%8F%201" text:style-name="Index_20_Link" text:visited-style-name="Index_20_Link">ID 5 (Выключатель расширенный)<text:tab/>7</text:a></text:p>
          <text:p text:style-name="P91"><text:a xlink:type="simple" xlink:href="#__RefHeading___Toc1900_1604946479%20%D0%9A%D0%BE%D0%BF%D0%B8%D1%8F%201%20%D0%9A%D0%BE%D0%BF%D0%B8%D1%8F%201" text:style-name="Index_20_Link" text:visited-style-name="Index_20_Link">ID 6 (Импульсный счетчик)<text:tab/>8</text:a></text:p>
        </text:index-body>
      </text:table-of-content>
      <text:h text:style-name="P93" text:outline-level="1"/>
      <text:p text:style-name="P20"/>
      <text:p text:style-name="P20"/>
      <text:h text:style-name="P98" text:outline-level="1"><text:bookmark-start text:name="__RefHeading___Toc1898_1604946479 Копия 1"/>Типы данных<text:bookmark-end text:name="__RefHeading___Toc1898_1604946479 Копия 1"/></text:h>
      <text:p text:style-name="P90"/>
      <text:p text:style-name="P24"><text:span text:style-name="T45">enum</text:span><text:span text:style-name="T46"> DATA_TYPE</text:span></text:p>
      <text:p text:style-name="P29">{</text:p>
      <text:p text:style-name="P24"><text:span text:style-name="T46"><text:s text:c="4"/></text:span><text:span text:style-name="T48">DATA_TYPE_INT_8</text:span><text:span text:style-name="T46"> = 0,</text:span></text:p>
      <text:p text:style-name="P24"><text:span text:style-name="T46"><text:s text:c="4"/></text:span><text:span text:style-name="T48">DATA_TYPE_INT_16</text:span><text:span text:style-name="T46">,</text:span></text:p>
      <text:p text:style-name="P24"><text:span text:style-name="T46"><text:s text:c="4"/></text:span><text:span text:style-name="T48">DATA_TYPE_INT_32</text:span><text:span text:style-name="T46">,</text:span></text:p>
      <text:p text:style-name="P24"><text:span text:style-name="T46"><text:s text:c="4"/></text:span><text:span text:style-name="T48">DATA_TYPE_INT_64</text:span><text:span text:style-name="T46">,</text:span></text:p>
      <text:p text:style-name="P28"/>
      <text:p text:style-name="P24"><text:span text:style-name="T46"><text:s text:c="4"/></text:span><text:span text:style-name="T48">DATA_TYPE_FLOAT_32</text:span><text:span text:style-name="T46">,</text:span></text:p>
      <text:p text:style-name="P25"><text:span text:style-name="T46"><text:s text:c="4"/></text:span><text:span text:style-name="T48">DATA_TYPE_DOUBLE_64</text:span><text:span text:style-name="T46">, </text:span><text:span text:style-name="T52">// </text:span><text:span text:style-name="T53">на</text:span><text:span text:style-name="T52"> МК double </text:span><text:span text:style-name="T53">может</text:span><text:span text:style-name="T52"> </text:span><text:span text:style-name="T53">быть </text:span><text:span text:style-name="T52">32-</text:span><text:span text:style-name="T53">битный</text:span><text:span text:style-name="T52"> </text:span></text:p>
      <text:p text:style-name="P28"/>
      <text:p text:style-name="P24"><text:span text:style-name="T46"><text:s text:c="3"/></text:span><text:span text:style-name="T47"><text:s/></text:span><text:span text:style-name="T50">DATA_TYPE_BOOL</text:span><text:span text:style-name="T47">,</text:span></text:p>
      <text:p text:style-name="P24"><text:span text:style-name="T46"><text:s text:c="4"/></text:span><text:span text:style-name="T48">DATA_TYPE_STRING</text:span><text:span text:style-name="T46">,</text:span></text:p>
      <text:p text:style-name="P28"/>
      <text:p text:style-name="P24"><text:span text:style-name="T46"><text:s text:c="4"/></text:span><text:span text:style-name="T48">DATA_TYPE_RAW</text:span><text:span text:style-name="T46">,</text:span></text:p>
      <text:p text:style-name="P24"><text:span text:style-name="T46"><text:s text:c="4"/></text:span><text:span text:style-name="T48">DATA_TYPE_NONE</text:span></text:p>
      <text:p text:style-name="P30">};</text:p>
      <text:h text:style-name="P93" text:outline-level="1"/>
      <text:h text:style-name="P99" text:outline-level="1"><text:bookmark-start text:name="__RefHeading___Toc1898_1604946479"/>ID 1 <text:span text:style-name="T23">(Switch)</text:span><text:bookmark-end text:name="__RefHeading___Toc1898_1604946479"/></text:h>
      <text:p text:style-name="P3">Каналы чтения/записи <text:span text:style-name="T31">= </text:span><text:span text:style-name="T33">от </text:span><text:span text:style-name="T38">1</text:span><text:span text:style-name="T25"> </text:span><text:span text:style-name="T33">до</text:span><text:span text:style-name="T25"> </text:span><text:span text:style-name="T54">255</text:span><text:span text:style-name="T25"> <text:s/></text:span><text:span text:style-name="T31">/ <text:s/></text:span><text:span text:style-name="T38">от 1 до </text:span><text:span text:style-name="T54">255</text:span></text:p>
      <text:p text:style-name="P5"/>
      <text:p text:style-name="P18"><text:span text:style-name="T29">Тип данных</text:span><text:span text:style-name="T30"> </text:span><text:span text:style-name="T31">R0 </text:span><text:span text:style-name="T1">- </text:span><text:span text:style-name="T38">R</text:span><text:span text:style-name="T55">255</text:span><text:span text:style-name="T1"> </text:span><text:span text:style-name="T31">= <text:s/></text:span><text:span text:style-name="T26"><text:s/></text:span><text:span text:style-name="T51">DATA_TYPE_BOOL</text:span></text:p>
      <text:p text:style-name="P18"><text:span text:style-name="T29">Тип данных</text:span><text:span text:style-name="T30"> </text:span><text:span text:style-name="T31">W0 - </text:span><text:span text:style-name="T38">W</text:span><text:span text:style-name="T55">255</text:span><text:span text:style-name="T38"> </text:span><text:span text:style-name="T31">= </text:span><text:span text:style-name="T51">DATA_TYPE_BOOL</text:span></text:p>
      <text:p text:style-name="P9"/>
      <text:p text:style-name="P7"><text:span text:style-name="T29">Зна</text:span><text:span text:style-name="T32">ч</text:span><text:span text:style-name="T29">ение </text:span>R0 - <text:span text:style-name="T38">R</text:span><text:span text:style-name="T56">255</text:span> = <text:span text:style-name="T27">true / false </text:span>– ON / OFF</text:p>
      <text:p text:style-name="P9"/>
      <text:p text:style-name="P13"><text:span text:style-name="T29">Описание устройства</text:span>: <text:span text:style-name="T57">Выключатель</text:span>.</text:p>
      <text:h text:style-name="P100" text:outline-level="1"/>
      <text:h text:style-name="P94" text:outline-level="1"/>
      <text:h text:style-name="P101" text:outline-level="1"><text:bookmark-start text:name="__RefHeading___Toc1900_1604946479"/>ID <text:span text:style-name="T1">2 </text:span><text:span text:style-name="T23">(</text:span><text:span text:style-name="T1">Weather station </text:span><text:span text:style-name="T23">on bme280, </text:span><text:span text:style-name="T25">DHT22</text:span><text:span text:style-name="T23">)</text:span><text:bookmark-end text:name="__RefHeading___Toc1900_1604946479"/></text:h>
      <text:p text:style-name="P2">Каналы чтения/записи <text:span text:style-name="T31">= </text:span><text:span text:style-name="T33">от </text:span><text:span text:style-name="T25">2 </text:span><text:span text:style-name="T33">до</text:span><text:span text:style-name="T25"> 3 </text:span><text:span text:style-name="T31">/ </text:span><text:span text:style-name="T1">0</text:span></text:p>
      <text:p text:style-name="P5"/>
      <text:p text:style-name="P23"><text:span text:style-name="T5">Тип данных </text:span><text:span text:style-name="T3">R0 = </text:span><text:span text:style-name="T49">DATA_TYPE_FLOAT_32</text:span><text:span text:style-name="T31">_32 </text:span><text:span text:style-name="T1">(T</text:span><text:span text:style-name="T4">emperature C)</text:span></text:p>
      <text:p text:style-name="P23"><text:span text:style-name="T5">Тип данных</text:span><text:span text:style-name="T2"> </text:span><text:span text:style-name="T3">R</text:span><text:span text:style-name="T4">1</text:span><text:span text:style-name="T3"> = </text:span><text:span text:style-name="T49">DATA_TYPE_FLOAT_32</text:span><text:span text:style-name="T31">_32 </text:span><text:span text:style-name="T1">(H</text:span><text:span text:style-name="T4">umidity %)</text:span></text:p>
      <text:p text:style-name="P26"><text:span text:style-name="T9">Тип данных</text:span><text:span text:style-name="T6"> </text:span><text:span text:style-name="T7">R</text:span><text:span text:style-name="T8">2</text:span><text:span text:style-name="T7"> = </text:span><text:span text:style-name="T49">DATA_TYPE_FLOAT_32</text:span><text:span text:style-name="T13">_32 </text:span><text:span text:style-name="T14">(Pressure mm Hg)</text:span></text:p>
      <text:p text:style-name="P22"/>
      <text:p text:style-name="P27"><text:span text:style-name="T9">Зна</text:span><text:span text:style-name="T10">ч</text:span><text:span text:style-name="T9">ение </text:span><text:span text:style-name="T11">R0 </text:span><text:span text:style-name="T12">= <text:s/>температура</text:span><text:span text:style-name="T8"> C</text:span><text:span text:style-name="T36">°</text:span></text:p>
      <text:p text:style-name="P8"><text:span text:style-name="T29">Зна</text:span><text:span text:style-name="T32">ч</text:span><text:span text:style-name="T29">ение </text:span><text:span text:style-name="T34">R1 </text:span><text:span text:style-name="T35">= влажность</text:span> %</text:p>
      <text:p text:style-name="P8"><text:span text:style-name="T29">Зна</text:span><text:span text:style-name="T32">ч</text:span><text:span text:style-name="T29">ение </text:span><text:span text:style-name="T34">R2 </text:span><text:span text:style-name="T35">= <text:s/>давление</text:span> <text:span text:style-name="T35">мм рт.ст.</text:span></text:p>
      <text:p text:style-name="P16"/>
      <text:p text:style-name="P10"><text:span text:style-name="T35">Описание</text:span>: <text:span text:style-name="T35">Метеостанция</text:span><text:span text:style-name="T1"> </text:span><text:span text:style-name="T35">на датчиках </text:span><text:span text:style-name="T1">bme280 </text:span><text:span text:style-name="T35">или</text:span><text:span text:style-name="T25"> DHT22, </text:span><text:span text:style-name="T58">или других</text:span><text:span text:style-name="T1">.</text:span></text:p>
      <text:h text:style-name="P95" text:outline-level="1"/>
      <text:h text:style-name="P102" text:outline-level="1"><text:bookmark-start text:name="__RefHeading___Toc161_3032671417"/>ID <text:span text:style-name="T24">3</text:span> <text:span text:style-name="T23">(</text:span><text:span text:style-name="T24">File</text:span><text:span text:style-name="T23">)</text:span><text:bookmark-end text:name="__RefHeading___Toc161_3032671417"/></text:h>
      <text:p text:style-name="P4"><text:span text:style-name="T28">Каналы чтения/записи </text:span>= <text:span text:style-name="T1">1 </text:span>/ <text:span text:style-name="T1">1</text:span></text:p>
      <text:p text:style-name="P6"/>
      <text:p text:style-name="P19"><text:span text:style-name="T29">Тип данных </text:span><text:span text:style-name="T31">R0 = <text:s/></text:span><text:span text:style-name="T26"><text:s/></text:span><text:span text:style-name="T49">DATA_TYPE_STRING</text:span></text:p>
      <text:p text:style-name="P19"><text:span text:style-name="T29">Тип данных </text:span><text:span text:style-name="T30"><text:s/></text:span><text:span text:style-name="T31">W0 = <text:s/></text:span><text:span text:style-name="T26"><text:s/></text:span><text:span text:style-name="T49">DATA_TYPE_STRING</text:span></text:p>
      <text:p text:style-name="P1"/>
      <text:p text:style-name="P11"><text:span text:style-name="T37">Описание</text:span>: <text:span text:style-name="T39">Текстовый </text:span><text:span text:style-name="T37">файл</text:span>.</text:p>
      <text:h text:style-name="P96" text:outline-level="1"/>
      <text:h text:style-name="P103" text:outline-level="1"><text:bookmark-start text:name="__RefHeading___Toc1900_16049464791"/>ID <text:span text:style-name="T42">4</text:span><text:span text:style-name="T1"> </text:span><text:span text:style-name="T43">(</text:span><text:span text:style-name="T41">О</text:span><text:span text:style-name="T40">блачко =)</text:span><text:span text:style-name="T43">)</text:span><text:bookmark-end text:name="__RefHeading___Toc1900_16049464791"/></text:h>
      <text:p text:style-name="P15"><text:span text:style-name="T35">Описание</text:span>: <text:s/><text:span text:style-name="T83">М</text:span><text:span text:style-name="T82">узыкальн</text:span><text:span text:style-name="T85">ый</text:span><text:span text:style-name="T82"> ночник. </text:span></text:p>
      <text:p text:style-name="P15"/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89">№ </text:p>
          </table:table-cell>
          <table:table-cell table:style-name="Таблица2.A1" office:value-type="string">
            <text:p text:style-name="P89">Канал чтения</text:p>
          </table:table-cell>
          <table:table-cell table:style-name="Таблица2.A1" office:value-type="string">
            <text:p text:style-name="P89">Канал записи</text:p>
          </table:table-cell>
          <table:table-cell table:style-name="Таблица2.A1" office:value-type="string">
            <text:p text:style-name="P86">Тип данных</text:p>
          </table:table-cell>
          <table:table-cell table:style-name="Таблица2.A1" office:value-type="string">
            <text:p text:style-name="P86">Диапазоны <text:span text:style-name="T70">полезных </text:span>значений <text:span text:style-name="T89">(по умолчанию)</text:span></text:p>
          </table:table-cell>
          <table:table-cell table:style-name="Таблица2.F1" office:value-type="string">
            <text:p text:style-name="P86">Описание</text:p>
          </table:table-cell>
        </table:table-row>
        <table:table-row table:style-name="Таблица2.2">
          <table:table-cell table:style-name="Таблица2.A2" office:value-type="string">
            <text:list xml:id="list73601336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36">DATA_TYPE_<text:span text:style-name="T78">BOOL</text:span></text:p>
          </table:table-cell>
          <table:table-cell table:style-name="Таблица2.A2" office:value-type="string">
            <text:p text:style-name="P81"><text:span text:style-name="T92">false</text:span> — <text:span text:style-name="T92">true</text:span> <text:s/></text:p>
          </table:table-cell>
          <table:table-cell table:style-name="Таблица2.F2" office:value-type="string">
            <text:p text:style-name="P63">Вык<text:span text:style-name="T81">лючить / включить</text:span> <text:span text:style-name="T79">воспроизведение. </text:span><text:span text:style-name="T81">Воспроизводится/не воспроизводится.</text:span></text:p>
          </table:table-cell>
        </table:table-row>
        <table:table-row table:style-name="Таблица2.1">
          <table:table-cell table:style-name="Таблица2.A2" office:value-type="string">
            <text:list xml:id="list231959244649153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36">DATA_TYPE_INT_<text:span text:style-name="T79">8</text:span></text:p>
          </table:table-cell>
          <table:table-cell table:style-name="Таблица2.A2" office:value-type="string">
            <text:p text:style-name="P59"><text:span text:style-name="T88">1</text:span> — <text:span text:style-name="T88">3 <text:s/></text:span><text:span text:style-name="T89">(1)</text:span></text:p>
          </table:table-cell>
          <table:table-cell table:style-name="Таблица2.F2" office:value-type="string">
            <text:p text:style-name="P78">Режим воспроизведения. </text:p>
            <text:p text:style-name="P75"><text:span text:style-name="T88">1</text:span> — колыбельные, </text:p>
            <text:p text:style-name="P75"><text:span text:style-name="T88">2</text:span> — звуки природы, </text:p>
            <text:p text:style-name="P75"><text:span text:style-name="T88">3</text:span> — детские песни.</text:p>
          </table:table-cell>
        </table:table-row>
        <table:table-row table:style-name="Таблица2.1">
          <table:table-cell table:style-name="Таблица2.A2" office:value-type="string">
            <text:list xml:id="list231958381652263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36">DATA_TYPE_INT_<text:span text:style-name="T80">8</text:span></text:p>
          </table:table-cell>
          <table:table-cell table:style-name="Таблица2.A2" office:value-type="string">
            <text:p text:style-name="P76">0 — <text:span text:style-name="T21">6 <text:s/></text:span><text:span text:style-name="T22">(0)</text:span></text:p>
          </table:table-cell>
          <table:table-cell table:style-name="Таблица2.F2" office:value-type="string">
            <text:p text:style-name="P75">Режимы света.</text:p>
            <text:p text:style-name="P75">0 — выкл. </text:p>
            <text:p text:style-name="P75">С 1 и далее — номер режима.</text:p>
          </table:table-cell>
        </table:table-row>
        <table:table-row table:style-name="Таблица2.1">
          <table:table-cell table:style-name="Таблица2.A2" office:value-type="string">
            <text:list xml:id="list231959340476500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37">DATA_TYPE_<text:span text:style-name="T78">BOOL</text:span></text:p>
          </table:table-cell>
          <table:table-cell table:style-name="Таблица2.A2" office:value-type="string">
            <text:p text:style-name="P92"><text:span text:style-name="T92">false</text:span> — <text:span text:style-name="T92">true</text:span> <text:s/><text:span text:style-name="T89">(</text:span><text:span text:style-name="T92">false</text:span><text:span text:style-name="T89">)</text:span></text:p>
          </table:table-cell>
          <table:table-cell table:style-name="Таблица2.F2" office:value-type="string">
            <text:p text:style-name="P77">Выключить / включить повтор <text:span text:style-name="T82">текущего режима воспроизведения.</text:span></text:p>
          </table:table-cell>
        </table:table-row>
        <table:table-row table:style-name="Таблица2.1">
          <table:table-cell table:style-name="Таблица2.A2" office:value-type="string">
            <text:list xml:id="list231958832769559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38">DATA_TYPE_INT_16</text:p>
          </table:table-cell>
          <table:table-cell table:style-name="Таблица2.A2" office:value-type="string">
            <text:p text:style-name="P73">0 — 8192 <text:s/><text:span text:style-name="T89">(8192)</text:span></text:p>
          </table:table-cell>
          <table:table-cell table:style-name="Таблица2.F2" office:value-type="string">
            <text:p text:style-name="P72">Макс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xml:id="list231960248687475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38">DATA_TYPE_INT_16</text:p>
          </table:table-cell>
          <table:table-cell table:style-name="Таблица2.A2" office:value-type="string">
            <text:p text:style-name="P73">0 — 8192 <text:s/><text:span text:style-name="T89">(100)</text:span></text:p>
          </table:table-cell>
          <table:table-cell table:style-name="Таблица2.F2" office:value-type="string">
            <text:p text:style-name="P72">Мин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xml:id="list231959511518365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38">DATA_TYPE_INT_<text:span text:style-name="T84">8</text:span></text:p>
          </table:table-cell>
          <table:table-cell table:style-name="Таблица2.A2" office:value-type="string">
            <text:p text:style-name="P73">0 — <text:span text:style-name="T84">30 <text:s text:c="2"/></text:span><text:span text:style-name="T93">(20)</text:span></text:p>
          </table:table-cell>
          <table:table-cell table:style-name="Таблица2.F2" office:value-type="string">
            <text:p text:style-name="P74">Громкость.</text:p>
          </table:table-cell>
        </table:table-row>
        <table:table-row table:style-name="Таблица2.1">
          <table:table-cell table:style-name="Таблица2.A2" office:value-type="string">
            <text:list xml:id="list231958312605591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35">DATA_TYPE_INT_<text:span text:style-name="T80">8</text:span></text:p>
          </table:table-cell>
          <table:table-cell table:style-name="Таблица2.A2" office:value-type="string">
            <text:p text:style-name="P80">0x00 — 0x46 <text:span text:style-name="T90">(-1)</text:span></text:p>
          </table:table-cell>
          <table:table-cell table:style-name="Таблица2.F2" office:value-type="string">
            <text:p text:style-name="P79">Цвет светодиода — <text:span text:style-name="T87">ручной режим</text:span>. </text:p>
            <text:p text:style-name="P79">Старший полубайт — номер светодиода (0 — 4)</text:p>
            <text:p text:style-name="P79">Младший полубайт — номер цвета (0 — <text:span text:style-name="T86">7</text:span>)</text:p>
          </table:table-cell>
        </table:table-row>
        <table:table-row table:style-name="Таблица2.1">
          <table:table-cell table:style-name="Таблица2.A2" office:value-type="string">
            <text:list xml:id="list231960296668664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9">+</text:p>
          </table:table-cell>
          <table:table-cell table:style-name="Таблица2.A2" office:value-type="string">
            <text:p text:style-name="P49">+</text:p>
          </table:table-cell>
          <table:table-cell table:style-name="Таблица2.A2" office:value-type="string">
            <text:p text:style-name="P39">DATA_TYPE_INT_<text:span text:style-name="T80">8</text:span></text:p>
          </table:table-cell>
          <table:table-cell table:style-name="Таблица2.A2" office:value-type="string">
            <text:p text:style-name="P83">0 — 5 <text:s/><text:span text:style-name="T93">(0)</text:span></text:p>
          </table:table-cell>
          <table:table-cell table:style-name="Таблица2.F2" office:value-type="string">
            <text:p text:style-name="P82">Эквалайзер.</text:p>
          </table:table-cell>
        </table:table-row>
      </table:table>
      <text:h text:style-name="P97" text:outline-level="1"/>
      <text:h text:style-name="P104" text:outline-level="1"><text:bookmark-start text:name="__RefHeading___Toc1900_1604946479 Копия 1"/>ID <text:span text:style-name="T44">5</text:span><text:span text:style-name="T1"> </text:span><text:span text:style-name="T23">(</text:span><text:span text:style-name="T71">Выключатель </text:span><text:span text:style-name="T72">расширенный</text:span><text:span text:style-name="T23">)</text:span><text:bookmark-end text:name="__RefHeading___Toc1900_1604946479 Копия 1"/></text:h>
      <text:p text:style-name="P17"/>
      <text:p text:style-name="P12"><text:span text:style-name="T35">Описание</text:span>: <text:span text:style-name="T61">Бесконтактный выключатель с датчиками температуры, влажности, <text:s/>давления </text:span><text:span text:style-name="T69">и часами реального времени</text:span><text:span text:style-name="T61">. </text:span><text:span text:style-name="T69">Данные выводятся на OLED </text:span><text:span text:style-name="T91">дисплей</text:span></text:p>
      <text:p text:style-name="P12"/>
      <table:table table:name="id-5" table:style-name="id-5" table:template-name="Default Style">
        <table:table-column table:style-name="id-5.A"/>
        <table:table-column table:style-name="id-5.B"/>
        <table:table-column table:style-name="id-5.C"/>
        <table:table-column table:style-name="id-5.D"/>
        <table:table-column table:style-name="id-5.E"/>
        <table:table-column table:style-name="id-5.F"/>
        <table:table-row table:style-name="id-5.1">
          <table:table-cell table:style-name="id-5.A1" office:value-type="string">
            <text:p text:style-name="P87">№ </text:p>
          </table:table-cell>
          <table:table-cell table:style-name="id-5.A1" office:value-type="string">
            <text:p text:style-name="P87">Канал чтения</text:p>
          </table:table-cell>
          <table:table-cell table:style-name="id-5.A1" office:value-type="string">
            <text:p text:style-name="P87">Канал записи</text:p>
          </table:table-cell>
          <table:table-cell table:style-name="id-5.A1" office:value-type="string">
            <text:p text:style-name="P84">Тип данных</text:p>
          </table:table-cell>
          <table:table-cell table:style-name="id-5.A1" office:value-type="string">
            <text:p text:style-name="P84">Диапазоны <text:span text:style-name="T70">полезных </text:span>значений</text:p>
          </table:table-cell>
          <table:table-cell table:style-name="id-5.F1" office:value-type="string">
            <text:p text:style-name="P84">Описание</text:p>
          </table:table-cell>
        </table:table-row>
        <table:table-row table:style-name="id-5.2">
          <table:table-cell table:style-name="id-5.A2" office:value-type="string">
            <text:list xml:id="list3157172942" text:style-name="L2">
              <text:list-item>
                <text:p text:style-name="P108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1">DATA_TYPE_BOOL</text:p>
          </table:table-cell>
          <table:table-cell table:style-name="id-5.A2" office:value-type="string">
            <text:p text:style-name="P57">вкл./выкл.</text:p>
          </table:table-cell>
          <table:table-cell table:style-name="id-5.F2" office:value-type="string">
            <text:p text:style-name="P50">состояние реле</text:p>
          </table:table-cell>
        </table:table-row>
        <table:table-row table:style-name="id-5.1">
          <table:table-cell table:style-name="id-5.A2" office:value-type="string">
            <text:list xml:id="list231959247113437" text:continue-numbering="true" text:style-name="L2">
              <text:list-item>
                <text:p text:style-name="P108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1">DATA_TYPE_INT_16</text:p>
          </table:table-cell>
          <table:table-cell table:style-name="id-5.A2" office:value-type="string">
            <text:p text:style-name="P66">0 <text:span text:style-name="T63">– </text:span>255</text:p>
          </table:table-cell>
          <table:table-cell table:style-name="id-5.F2" office:value-type="string">
            <text:p text:style-name="P53"><text:span text:style-name="T14">порог срабатывания реле </text:span><text:span text:style-name="T17">в </text:span><text:span text:style-name="T16">мм. </text:span><text:span text:style-name="T20">&lt;</text:span><text:span text:style-name="T16"> </text:span><text:span text:style-name="T19">установленного значения</text:span></text:p>
          </table:table-cell>
        </table:table-row>
        <table:table-row table:style-name="id-5.4">
          <table:table-cell table:style-name="id-5.F2" table:number-columns-spanned="6" office:value-type="string">
            <text:list xml:id="list231959082082780" text:continue-numbering="true" text:style-name="L2">
              <text:list-header>
                <text:p text:style-name="P111">Дата - время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xml:id="list231958278901787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0 - 59</text:p>
          </table:table-cell>
          <table:table-cell table:style-name="id-5.F2" office:value-type="string">
            <text:p text:style-name="P55">секунды</text:p>
          </table:table-cell>
        </table:table-row>
        <table:table-row table:style-name="id-5.1">
          <table:table-cell table:style-name="id-5.A2" office:value-type="string">
            <text:list xml:id="list231959581214236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0 - 59</text:p>
          </table:table-cell>
          <table:table-cell table:style-name="id-5.F2" office:value-type="string">
            <text:p text:style-name="P55">минуты</text:p>
          </table:table-cell>
        </table:table-row>
        <table:table-row table:style-name="id-5.1">
          <table:table-cell table:style-name="id-5.A2" office:value-type="string">
            <text:list xml:id="list231959840005824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0 - 23</text:p>
          </table:table-cell>
          <table:table-cell table:style-name="id-5.F2" office:value-type="string">
            <text:p text:style-name="P55">часы</text:p>
          </table:table-cell>
        </table:table-row>
        <table:table-row table:style-name="id-5.1">
          <table:table-cell table:style-name="id-5.A2" office:value-type="string">
            <text:list xml:id="list231959250629685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1 - 7</text:p>
          </table:table-cell>
          <table:table-cell table:style-name="id-5.F2" office:value-type="string">
            <text:p text:style-name="P55">день недели</text:p>
          </table:table-cell>
        </table:table-row>
        <table:table-row table:style-name="id-5.1">
          <table:table-cell table:style-name="id-5.A2" office:value-type="string">
            <text:list xml:id="list231959416143057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1 - 31</text:p>
          </table:table-cell>
          <table:table-cell table:style-name="id-5.F2" office:value-type="string">
            <text:p text:style-name="P55">день месяца</text:p>
          </table:table-cell>
        </table:table-row>
        <table:table-row table:style-name="id-5.1">
          <table:table-cell table:style-name="id-5.A2" office:value-type="string">
            <text:list xml:id="list231959918137128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1 - 12</text:p>
          </table:table-cell>
          <table:table-cell table:style-name="id-5.F2" office:value-type="string">
            <text:p text:style-name="P55">месяц</text:p>
          </table:table-cell>
        </table:table-row>
        <table:table-row table:style-name="id-5.1">
          <table:table-cell table:style-name="id-5.A2" office:value-type="string">
            <text:list xml:id="list231959907382280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0 - 99</text:p>
          </table:table-cell>
          <table:table-cell table:style-name="id-5.F2" office:value-type="string">
            <text:p text:style-name="P55">год</text:p>
          </table:table-cell>
        </table:table-row>
        <table:table-row table:style-name="id-5.1">
          <table:table-cell table:style-name="id-5.F2" table:number-columns-spanned="6" office:value-type="string">
            <text:list xml:id="list231960168103105" text:continue-numbering="true" text:style-name="L2">
              <text:list-header>
                <text:p text:style-name="P111">Показания датчиков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3">
          <table:table-cell table:style-name="id-5.A2" office:value-type="string">
            <text:list xml:id="list231959750213058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3">+</text:p>
          </table:table-cell>
          <table:table-cell table:style-name="id-5.A2" office:value-type="string">
            <text:p text:style-name="P41">-</text:p>
          </table:table-cell>
          <table:table-cell table:style-name="id-5.A2" office:value-type="string">
            <text:p text:style-name="P31">DATA_TYPE_INT_16</text:p>
          </table:table-cell>
          <table:table-cell table:style-name="id-5.A2" office:value-type="string">
            <text:p text:style-name="P66">0 <text:span text:style-name="T63">–</text:span> <text:span text:style-name="T67">255</text:span></text:p>
          </table:table-cell>
          <table:table-cell table:style-name="id-5.F2" office:value-type="string">
            <text:p text:style-name="P53"><text:span text:style-name="T59">текущее </text:span>расстояние <text:span text:style-name="T66">в </text:span><text:span text:style-name="T65">мм.</text:span></text:p>
          </table:table-cell>
        </table:table-row>
        <table:table-row table:style-name="id-5.1">
          <table:table-cell table:style-name="id-5.A2" office:value-type="string">
            <text:list xml:id="list231958652079460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1">-</text:p>
          </table:table-cell>
          <table:table-cell table:style-name="id-5.A2" office:value-type="string">
            <text:p text:style-name="P52">DATA_TYPE_DOUBLE_64 </text:p>
          </table:table-cell>
          <table:table-cell table:style-name="id-5.A2" office:value-type="string">
            <text:p text:style-name="P67">1 <text:span text:style-name="T63">–</text:span><text:span text:style-name="T62"> </text:span>1000</text:p>
          </table:table-cell>
          <table:table-cell table:style-name="id-5.F2" office:value-type="string">
            <text:p text:style-name="P53"><text:span text:style-name="T60">уровень освещённости </text:span><text:span text:style-name="T68">в </text:span><text:span text:style-name="T60">Lux.</text:span></text:p>
          </table:table-cell>
        </table:table-row>
        <table:table-row table:style-name="id-5.1">
          <table:table-cell table:style-name="id-5.A2" office:value-type="string">
            <text:list xml:id="list231959444796606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1">-</text:p>
          </table:table-cell>
          <table:table-cell table:style-name="id-5.A2" office:value-type="string">
            <text:p text:style-name="P52">DATA_TYPE_DOUBLE_64 </text:p>
          </table:table-cell>
          <table:table-cell table:style-name="id-5.A2" office:value-type="string">
            <text:p text:style-name="P70">-<text:span text:style-name="T63">40 – 85</text:span></text:p>
          </table:table-cell>
          <table:table-cell table:style-name="id-5.F2" office:value-type="string">
            <text:p text:style-name="P53"><text:span text:style-name="T15">температура</text:span><text:span text:style-name="T14"> </text:span><text:span text:style-name="T18">в </text:span><text:span text:style-name="T14">C</text:span><text:span text:style-name="T36">°.</text:span></text:p>
          </table:table-cell>
        </table:table-row>
        <table:table-row table:style-name="id-5.1">
          <table:table-cell table:style-name="id-5.A2" office:value-type="string">
            <text:list xml:id="list231959308874588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1">-</text:p>
          </table:table-cell>
          <table:table-cell table:style-name="id-5.A2" office:value-type="string">
            <text:p text:style-name="P52">DATA_TYPE_DOUBLE_64 </text:p>
          </table:table-cell>
          <table:table-cell table:style-name="id-5.A2" office:value-type="string">
            <text:p text:style-name="P68">0 <text:span text:style-name="T63">– </text:span>100</text:p>
          </table:table-cell>
          <table:table-cell table:style-name="id-5.F2" office:value-type="string">
            <text:p text:style-name="P50"><text:span text:style-name="T35">влажность</text:span> <text:span text:style-name="T68">в </text:span>%.</text:p>
          </table:table-cell>
        </table:table-row>
        <table:table-row table:style-name="id-5.1">
          <table:table-cell table:style-name="id-5.A2" office:value-type="string">
            <text:list xml:id="list231959849430307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1">-</text:p>
          </table:table-cell>
          <table:table-cell table:style-name="id-5.A2" office:value-type="string">
            <text:p text:style-name="P52">DATA_TYPE_DOUBLE_64 </text:p>
          </table:table-cell>
          <table:table-cell table:style-name="id-5.A2" office:value-type="string">
            <text:p text:style-name="P69">300 – <text:span text:style-name="T64">110 </text:span></text:p>
          </table:table-cell>
          <table:table-cell table:style-name="id-5.F2" office:value-type="string">
            <text:p text:style-name="P51"><text:span text:style-name="T35">давление</text:span> <text:span text:style-name="T68">в </text:span><text:span text:style-name="T73">Pa - </text:span><text:span text:style-name="T63">hPa.</text:span></text:p>
          </table:table-cell>
        </table:table-row>
      </table:table>
      <text:p text:style-name="P12"/>
      <text:h text:style-name="P105" text:outline-level="1"><text:bookmark-start text:name="__RefHeading___Toc1900_1604946479 Копия 1 Копия 1"/>ID <text:span text:style-name="T74">6</text:span><text:span text:style-name="T1"> </text:span><text:span text:style-name="T23">(</text:span><text:span text:style-name="T74">Импульсный счетчик</text:span><text:span text:style-name="T23">)</text:span><text:bookmark-end text:name="__RefHeading___Toc1900_1604946479 Копия 1 Копия 1"/></text:h>
      <text:p text:style-name="P21"/>
      <text:p text:style-name="P14"><text:span text:style-name="T35">Описание</text:span>: </text:p>
      <text:p text:style-name="P14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88">№ </text:p>
          </table:table-cell>
          <table:table-cell table:style-name="Таблица1.A1" office:value-type="string">
            <text:p text:style-name="P88">Канал чтения</text:p>
          </table:table-cell>
          <table:table-cell table:style-name="Таблица1.A1" office:value-type="string">
            <text:p text:style-name="P88">Канал записи</text:p>
          </table:table-cell>
          <table:table-cell table:style-name="Таблица1.A1" office:value-type="string">
            <text:p text:style-name="P85">Тип данных</text:p>
          </table:table-cell>
          <table:table-cell table:style-name="Таблица1.A1" office:value-type="string">
            <text:p text:style-name="P85">Диапазоны <text:span text:style-name="T70">полезных </text:span>значений</text:p>
          </table:table-cell>
          <table:table-cell table:style-name="Таблица1.F1" office:value-type="string">
            <text:p text:style-name="P85">Описание</text:p>
          </table:table-cell>
        </table:table-row>
        <table:table-row table:style-name="Таблица1.2">
          <table:table-cell table:style-name="Таблица1.A2" office:value-type="string">
            <text:list xml:id="list231959924080529" text:continue-list="list231960296668664" text:style-name="L1">
              <text:list-item>
                <text:p text:style-name="P107"/>
              </text:list-item>
            </text:list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32">DATA_TYPE_INT_<text:span text:style-name="T74">64</text:span></text:p>
          </table:table-cell>
          <table:table-cell table:style-name="Таблица1.A2" office:value-type="string">
            <text:p text:style-name="P58">0-...</text:p>
          </table:table-cell>
          <table:table-cell table:style-name="Таблица1.F2" office:value-type="string">
            <text:p text:style-name="P60">Количество импульсов 0 канала</text:p>
          </table:table-cell>
        </table:table-row>
        <table:table-row table:style-name="Таблица1.1">
          <table:table-cell table:style-name="Таблица1.A2" office:value-type="string">
            <text:list xml:id="list231958527126494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32">DATA_TYPE_INT_<text:span text:style-name="T74">64</text:span></text:p>
          </table:table-cell>
          <table:table-cell table:style-name="Таблица1.A2" office:value-type="string">
            <text:p text:style-name="P58">0-...</text:p>
          </table:table-cell>
          <table:table-cell table:style-name="Таблица1.F2" office:value-type="string">
            <text:p text:style-name="P60">Количество импульсов 1 канала</text:p>
          </table:table-cell>
        </table:table-row>
        <table:table-row table:style-name="Таблица1.1">
          <table:table-cell table:style-name="Таблица1.A2" office:value-type="string">
            <text:list xml:id="list231959380087203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32">DATA_TYPE_INT_<text:span text:style-name="T76">16</text:span></text:p>
          </table:table-cell>
          <table:table-cell table:style-name="Таблица1.A2" office:value-type="string">
            <text:p text:style-name="P58"><text:span text:style-name="T77">1</text:span>-...</text:p>
          </table:table-cell>
          <table:table-cell table:style-name="Таблица1.F2" office:value-type="string">
            <text:p text:style-name="P61"><text:span text:style-name="T77">Множитель количества импульсов 0</text:span> канала</text:p>
          </table:table-cell>
        </table:table-row>
        <table:table-row table:style-name="Таблица1.1">
          <table:table-cell table:style-name="Таблица1.A2" office:value-type="string">
            <text:list xml:id="list231958767370834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32">DATA_TYPE_INT_<text:span text:style-name="T76">16</text:span></text:p>
          </table:table-cell>
          <table:table-cell table:style-name="Таблица1.A2" office:value-type="string">
            <text:p text:style-name="P58"><text:span text:style-name="T77">1</text:span>-...</text:p>
          </table:table-cell>
          <table:table-cell table:style-name="Таблица1.F2" office:value-type="string">
            <text:p text:style-name="P62"><text:span text:style-name="T77">Множитель количества импульсов 1</text:span> канала</text:p>
          </table:table-cell>
        </table:table-row>
        <table:table-row table:style-name="Таблица1.1">
          <table:table-cell table:style-name="Таблица1.A2" office:value-type="string">
            <text:list xml:id="list231960122297724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1.A2" office:value-type="string">
            <text:p text:style-name="P47">+</text:p>
          </table:table-cell>
          <table:table-cell table:style-name="Таблица1.A2" office:value-type="string">
            <text:p text:style-name="P47">+</text:p>
          </table:table-cell>
          <table:table-cell table:style-name="Таблица1.A2" office:value-type="string">
            <text:p text:style-name="P32">DATA_TYPE_STRING</text:p>
          </table:table-cell>
          <table:table-cell table:style-name="Таблица1.A2" office:value-type="string">
            <text:p text:style-name="P65">строка</text:p>
          </table:table-cell>
          <table:table-cell table:style-name="Таблица1.F2" office:value-type="string">
            <text:p text:style-name="P64">Описания канала 0 для вывода на дисплей</text:p>
          </table:table-cell>
        </table:table-row>
        <table:table-row table:style-name="Таблица1.1">
          <table:table-cell table:style-name="Таблица1.A2" office:value-type="string">
            <text:list xml:id="list231958235331222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1.A2" office:value-type="string">
            <text:p text:style-name="P47">+</text:p>
          </table:table-cell>
          <table:table-cell table:style-name="Таблица1.A2" office:value-type="string">
            <text:p text:style-name="P47">+</text:p>
          </table:table-cell>
          <table:table-cell table:style-name="Таблица1.A2" office:value-type="string">
            <text:p text:style-name="P34">DATA_TYPE_STRING</text:p>
          </table:table-cell>
          <table:table-cell table:style-name="Таблица1.A2" office:value-type="string">
            <text:p text:style-name="P65">строка</text:p>
          </table:table-cell>
          <table:table-cell table:style-name="Таблица1.F2" office:value-type="string">
            <text:p text:style-name="P64">Описания канала 1 для вывода на дисплей</text:p>
          </table:table-cell>
        </table:table-row>
        <table:table-row table:style-name="Таблица1.1">
          <table:table-cell table:style-name="Таблица1.A2" office:value-type="string">
            <text:list xml:id="list231959267775473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0 - 59</text:p>
          </table:table-cell>
          <table:table-cell table:style-name="Таблица1.F2" office:value-type="string">
            <text:p text:style-name="P55">секунды</text:p>
          </table:table-cell>
        </table:table-row>
        <table:table-row table:style-name="Таблица1.1">
          <table:table-cell table:style-name="Таблица1.A2" office:value-type="string">
            <text:list xml:id="list231958988038746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0 - 59</text:p>
          </table:table-cell>
          <table:table-cell table:style-name="Таблица1.F2" office:value-type="string">
            <text:p text:style-name="P55">минуты</text:p>
          </table:table-cell>
        </table:table-row>
        <table:table-row table:style-name="Таблица1.1">
          <table:table-cell table:style-name="Таблица1.A2" office:value-type="string">
            <text:list xml:id="list231959667418450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0 - 23</text:p>
          </table:table-cell>
          <table:table-cell table:style-name="Таблица1.F2" office:value-type="string">
            <text:p text:style-name="P55">часы</text:p>
          </table:table-cell>
        </table:table-row>
        <table:table-row table:style-name="Таблица1.1">
          <table:table-cell table:style-name="Таблица1.A2" office:value-type="string">
            <text:list xml:id="list231960307051417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1 - 7</text:p>
          </table:table-cell>
          <table:table-cell table:style-name="Таблица1.F2" office:value-type="string">
            <text:p text:style-name="P55">день недели</text:p>
          </table:table-cell>
        </table:table-row>
        <table:table-row table:style-name="Таблица1.1">
          <table:table-cell table:style-name="Таблица1.A2" office:value-type="string">
            <text:list xml:id="list231958586488797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1 - 31</text:p>
          </table:table-cell>
          <table:table-cell table:style-name="Таблица1.F2" office:value-type="string">
            <text:p text:style-name="P55">день месяца</text:p>
          </table:table-cell>
        </table:table-row>
        <table:table-row table:style-name="Таблица1.1">
          <table:table-cell table:style-name="Таблица1.A2" office:value-type="string">
            <text:list xml:id="list231958681238068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1 - 12</text:p>
          </table:table-cell>
          <table:table-cell table:style-name="Таблица1.F2" office:value-type="string">
            <text:p text:style-name="P55">месяц</text:p>
          </table:table-cell>
        </table:table-row>
        <table:table-row table:style-name="Таблица1.1">
          <table:table-cell table:style-name="Таблица1.A2" office:value-type="string">
            <text:list xml:id="list231959091817009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0 - 99</text:p>
          </table:table-cell>
          <table:table-cell table:style-name="Таблица1.F2" office:value-type="string">
            <text:p text:style-name="P55">год</text:p>
          </table:table-cell>
        </table:table-row>
        <table:table-row table:style-name="Таблица1.1">
          <table:table-cell table:style-name="Таблица1.A2" office:value-type="string">
            <text:list xml:id="list231958850293698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6">+</text:p>
          </table:table-cell>
          <table:table-cell table:style-name="Таблица1.A2" office:value-type="string">
            <text:p text:style-name="P42">-</text:p>
          </table:table-cell>
          <table:table-cell table:style-name="Таблица1.A2" office:value-type="string">
            <text:p text:style-name="P33">DATA_TYPE_INT_16</text:p>
          </table:table-cell>
          <table:table-cell table:style-name="Таблица1.A2" office:value-type="string">
            <text:p text:style-name="P71">0 - 4095</text:p>
          </table:table-cell>
          <table:table-cell table:style-name="Таблица1.F2" office:value-type="string">
            <text:p text:style-name="P54"><text:s/><text:span text:style-name="T75">ADC батарейки резервного питания</text:span></text:p>
          </table:table-cell>
        </table:table-row>
      </table:table>
      <text:p text:style-name="P14"/>
      <text:p text:style-name="P14">https://sledi-za-soboy.ru/arduino-rezervnoye-pitaniye-ot-batareyki-d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4.2.3$Windows_X86_64 LibreOffice_project/382eef1f22670f7f4118c8c2dd222ec7ad009daf</meta:generator>
    <dc:date>2023-07-23T23:19:56.708000000</dc:date>
    <meta:editing-duration>P1DT5H26M37S</meta:editing-duration>
    <meta:editing-cycles>158</meta:editing-cycles>
    <meta:document-statistic meta:table-count="3" meta:image-count="0" meta:object-count="0" meta:page-count="8" meta:paragraph-count="298" meta:word-count="640" meta:character-count="3797" meta:non-whitespace-character-count="3349"/>
  </office:meta>
</office:document-meta>
</file>